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text="urn:oasis:names:tc:opendocument:xmlns:text:1.0" xmlns:table="urn:oasis:names:tc:opendocument:xmlns:table:1.0" xmlns:style="urn:oasis:names:tc:opendocument:xmlns:style:1.0" xmlns:fo="urn:oasis:names:tc:opendocument:xmlns:xsl-fo-compatible:1.0" xmlns:draw="urn:oasis:names:tc:opendocument:xmlns:drawing:1.0" xmlns:dc="http://purl.org/dc/elements/1.1/" xmlns:meta="urn:oasis:names:tc:opendocument:xmlns:meta:1.0" office:version="1.2">
  <office:automatic-styles>
    <style:style style:name="Bold" style:family="text">
      <style:text-properties fo:font-weight="bold"/>
    </style:style>
    <style:style style:name="Italic" style:family="text">
      <style:text-properties fo:font-style="italic"/>
    </style:style>
  </office:automatic-styles>
  <office:body>
    <office:text>
      <text:h text:outline-level="1">DocParse Inc.</text:h>
      <text:p text:style-name="Standard">123 Innovation Drive, Suite 500
Tech City, CA 90210
Phone: (555) 123-4567
Email: info@docparse.com
Website: www.docparse.com</text:p>
      <text:p text:style-name="Standard">October 26, 2023</text:p>
      <text:p text:style-name="Standard">Ms. Eleanor Vance
Director of Operations
Global Solutions Corp.
789 Enterprise Way
Business Park, NY 10001</text:p>
      <text:p text:style-name="Standard">Dear Ms. Vance,</text:p>
      <text:p text:style-name="Standard">DocParse Inc. specializes in transforming complex document workflows into streamlined, efficient, and accurate processes through advanced AI and machine learning. We understand that large enterprises like Global Solutions Corp. manage vast volumes of critical documents daily, often leading to significant operational bottlenecks and high manual processing costs. Our platform is designed to directly address these challenges, offering unparalleled efficiency in data extraction, validation, and integration across various document types.</text:p>
      <text:p text:style-name="Standard">Our enterprise solution moves beyond traditional OCR by leveraging contextual intelligence to ensure superior accuracy in data extraction from even unstructured and semi-structured documents. This drastically reduces the need for manual review and correction, minimizing human error and accelerating your data processing cycles. For Global Solutions Corp., this means faster decision-making, improved compliance, and a significant reduction in operational overhead associated with document handling.</text:p>
      <text:p text:style-name="Standard">Furthermore, DocParse offers robust scalability and seamless integration capabilities with your existing enterprise systems, including ERP, CRM, and accounting software. This ensures a frictionless deployment and a unified data environment. By automating routine document-centric tasks, your teams can reallocate valuable time to more strategic initiatives, fostering innovation and driving core business growth, ultimately delivering a strong return on investment.</text:p>
      <text:p text:style-name="Standard">To illustrate the distinct advantages DocParse provides, please consider the following comparison:</text:p>
      <table:table table:name="Table">
        <table:table-column/>
        <table:table-column/>
        <table:table-column/>
        <table:table-column/>
        <table:table-header-rows>
          <table:table-row>
            <table:table-cell>
              <text:p>Feature</text:p>
            </table:table-cell>
            <table:table-cell>
              <text:p>DocParse Enterprise</text:p>
            </table:table-cell>
            <table:table-cell>
              <text:p>Traditional Manual Process</text:p>
            </table:table-cell>
            <table:table-cell>
              <text:p>Basic OCR Solution</text:p>
            </table:table-cell>
          </table:table-row>
        </table:table-header-rows>
        <table:table-row>
          <table:table-cell>
            <text:p>Data Extraction Accuracy</text:p>
          </table:table-cell>
          <table:table-cell>
            <text:p>99%+ with AI validation</text:p>
          </table:table-cell>
          <table:table-cell>
            <text:p>Prone to human error (variable)</text:p>
          </table:table-cell>
          <table:table-cell>
            <text:p>60-80% (fixed templates)</text:p>
          </table:table-cell>
        </table:table-row>
        <table:table-row>
          <table:table-cell>
            <text:p>Processing Speed</text:p>
          </table:table-cell>
          <table:table-cell>
            <text:p>Thousands of documents per hour</text:p>
          </table:table-cell>
          <table:table-cell>
            <text:p>Limited by human input</text:p>
          </table:table-cell>
          <table:table-cell>
            <text:p>Hundreds per hour (template-dependent)</text:p>
          </table:table-cell>
        </table:table-row>
        <table:table-row>
          <table:table-cell>
            <text:p>Integration Capabilities</text:p>
          </table:table-cell>
          <table:table-cell>
            <text:p>Seamless API for ERP, CRM, custom systems</text:p>
          </table:table-cell>
          <table:table-cell>
            <text:p>Manual data entry into systems</text:p>
          </table:table-cell>
          <table:table-cell>
            <text:p>Limited to basic file exports</text:p>
          </table:table-cell>
        </table:table-row>
        <table:table-row>
          <table:table-cell>
            <text:p>Document Types Supported</text:p>
          </table:table-cell>
          <table:table-cell>
            <text:p>Unstructured, semi-structured, structured</text:p>
          </table:table-cell>
          <table:table-cell>
            <text:p>Any, but very slow</text:p>
          </table:table-cell>
          <table:table-cell>
            <text:p>Structured forms/templates only</text:p>
          </table:table-cell>
        </table:table-row>
        <table:table-row>
          <table:table-cell>
            <text:p>Cost Efficiency</text:p>
          </table:table-cell>
          <table:table-cell>
            <text:p>Significant long-term savings via automation</text:p>
          </table:table-cell>
          <table:table-cell>
            <text:p>High labor costs, error correction costs</text:p>
          </table:table-cell>
          <table:table-cell>
            <text:p>Moderate initial savings, high error costs</text:p>
          </table:table-cell>
        </table:table-row>
      </table:table>
    </office:text>
  </office:body>
</office:document-content>
</file>

<file path=styles.xml><?xml version="1.0" encoding="utf-8"?>
<office:document-styles xmlns:office="urn:oasis:names:tc:opendocument:xmlns:office:1.0" xmlns:text="urn:oasis:names:tc:opendocument:xmlns:text:1.0" xmlns:table="urn:oasis:names:tc:opendocument:xmlns:table:1.0" xmlns:style="urn:oasis:names:tc:opendocument:xmlns:style:1.0" xmlns:fo="urn:oasis:names:tc:opendocument:xmlns:xsl-fo-compatible:1.0" xmlns:draw="urn:oasis:names:tc:opendocument:xmlns:drawing:1.0" xmlns:dc="http://purl.org/dc/elements/1.1/" xmlns:meta="urn:oasis:names:tc:opendocument:xmlns:meta:1.0" office:version="1.2">
  <office:styles>
    <style:style style:name="Standard" style:family="paragraph"/>
  </office:styles>
</office:document-styles>
</file>

<file path=meta.xml><?xml version="1.0" encoding="utf-8"?>
<office:document-meta xmlns:office="urn:oasis:names:tc:opendocument:xmlns:office:1.0" xmlns:text="urn:oasis:names:tc:opendocument:xmlns:text:1.0" xmlns:table="urn:oasis:names:tc:opendocument:xmlns:table:1.0" xmlns:style="urn:oasis:names:tc:opendocument:xmlns:style:1.0" xmlns:fo="urn:oasis:names:tc:opendocument:xmlns:xsl-fo-compatible:1.0" xmlns:draw="urn:oasis:names:tc:opendocument:xmlns:drawing:1.0" xmlns:dc="http://purl.org/dc/elements/1.1/" xmlns:meta="urn:oasis:names:tc:opendocument:xmlns:meta:1.0" office:version="1.2">
  <office:meta>
    <dc:title>Formal business letter from DocParse Inc to a potential enterprise customer. Include letterhead heading, date, recipient address block, greeting, 3 paragraphs about the product benefits, a feature comparison table with 5 rows, closing and signature</dc:title>
    <dc:creator>DocParse AI</dc:creator>
    <meta:generator>DocParse/AILANG</meta:generator>
  </office:meta>
</office:document-meta>
</file>